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fbdf" officeooo:paragraph-rsid="0007fbdf"/>
    </style:style>
    <style:style style:name="T1" style:family="text">
      <style:text-properties officeooo:rsid="0007fbdf"/>
    </style:style>
    <style:style style:name="T2" style:family="text">
      <style:text-properties officeooo:rsid="000800bd"/>
    </style:style>
    <style:style style:name="T3" style:family="text">
      <style:text-properties officeooo:rsid="0008bac2"/>
    </style:style>
    <style:style style:name="T4" style:family="text">
      <style:text-properties officeooo:rsid="000910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cker run -p 4222:4222 nats</text:p>
      <text:p text:style-name="Standard">MICRO_BROKER=nats \</text:p>
      <text:p text:style-name="Standard">MICRO_BROKER_ADDRESS=nats://127.0.0.1:4222 \</text:p>
      <text:p text:style-name="Standard">go run main.go</text:p>
      <text:p text:style-name="Standard"/>
      <text:p text:style-name="Standard"><text:span text:style-name="T2">m</text:span><text:span text:style-name="T1">essage base</text:span><text:span text:style-name="T3">d</text:span><text:span text:style-name="T1"> protocol</text:span></text:p>
      <text:p text:style-name="P1">messag<text:span text:style-name="T4">ing </text:span><text:s/>patter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5T14:26:54.137112894</meta:creation-date>
    <dc:date>2026-01-05T21:14:06.775905212</dc:date>
    <meta:editing-duration>PT7M48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6" meta:word-count="17" meta:character-count="145" meta:non-whitespace-character-count="133"/>
  </office:meta>
</office:document-meta>
</file>